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91100" style:font-style-asian="normal" style:font-style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b9c5b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1e67af" style:font-style-asian="normal" style:font-style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b9c5b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26870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2b9c5b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2b9c5b" style:font-style-asian="normal" style:font-style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1de16f" officeooo:paragraph-rsid="002c79c4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6870d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291100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b9c5b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tyle="normal" officeooo:rsid="001e67af" officeooo:paragraph-rsid="00291100" style:font-style-asian="normal" style:font-style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30a752" style:font-style-asian="normal" style:font-style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c79c4" officeooo:paragraph-rsid="002c79c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officeooo:rsid="0030a752" officeooo:paragraph-rsid="0030a752" style:font-style-asian="normal" style:font-style-complex="normal"/>
    </style:style>
    <style:style style:name="P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1de16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1de16f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fo:font-style="normal" fo:font-weight="normal" officeooo:rsid="002c79c4" officeooo:paragraph-rsid="002c79c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weight="bold" officeooo:rsid="0030a752" officeooo:paragraph-rsid="0030a752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fo:font-style="normal" officeooo:rsid="002450e6" style:font-style-asian="normal" style:font-style-complex="normal"/>
    </style:style>
    <style:style style:name="T11" style:family="text">
      <style:text-properties fo:font-style="normal" officeooo:rsid="0026870d" style:font-style-asian="normal" style:font-style-complex="normal"/>
    </style:style>
    <style:style style:name="T12" style:family="text">
      <style:text-properties fo:font-style="normal" officeooo:rsid="0027c2e5" style:font-style-asian="normal" style:font-style-complex="normal"/>
    </style:style>
    <style:style style:name="T13" style:family="text">
      <style:text-properties fo:font-style="normal" officeooo:rsid="002867b7" style:font-style-asian="normal" style:font-style-complex="normal"/>
    </style:style>
    <style:style style:name="T14" style:family="text">
      <style:text-properties fo:font-style="normal" officeooo:rsid="00291100" style:font-style-asian="normal" style:font-style-complex="normal"/>
    </style:style>
    <style:style style:name="T15" style:family="text">
      <style:text-properties fo:font-style="normal" officeooo:rsid="002b9c5b" style:font-style-asian="normal" style:font-style-complex="normal"/>
    </style:style>
    <style:style style:name="T16" style:family="text">
      <style:text-properties fo:font-style="normal" officeooo:rsid="0030a752" style:font-style-asian="normal" style:font-style-complex="normal"/>
    </style:style>
    <style:style style:name="T17" style:family="text">
      <style:text-properties officeooo:rsid="0021706a"/>
    </style:style>
    <style:style style:name="T18" style:family="text">
      <style:text-properties officeooo:rsid="002450e6"/>
    </style:style>
    <style:style style:name="T19" style:family="text">
      <style:text-properties officeooo:rsid="00291100"/>
    </style:style>
    <style:style style:name="T20" style:family="text">
      <style:text-properties officeooo:rsid="002b244e"/>
    </style:style>
    <style:style style:name="T21" style:family="text">
      <style:text-properties officeooo:rsid="002b9c5b"/>
    </style:style>
    <style:style style:name="T22" style:family="text">
      <style:text-properties officeooo:rsid="002001c8"/>
    </style:style>
    <style:style style:name="T23" style:family="text">
      <style:text-properties officeooo:rsid="0030a752"/>
    </style:style>
    <style:style style:name="T24" style:family="text">
      <style:text-properties officeooo:rsid="001c2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37">MEMBRES DE L'ENTREPRISE</text:p>
      <text:p text:style-name="P1">Ajout <text:span text:style-name="T23">membre</text:span>:</text:p>
      <text:p text:style-name="P2">POST <text:span text:style-name="T3">myAlfred</text:span><text:span text:style-name="T1">/</text:span><text:span text:style-name="T3">api/companies/</text:span><text:span text:style-name="T16">members</text:span></text:p>
      <text:p text:style-name="P10">data : { firstname, name, email<text:span text:style-name="T23">, role</text:span>}</text:p>
      <text:p text:style-name="P10">retour : Ok ou erreurs dans { firstname, name, email<text:span text:style-name="T23">, role</text:span>}</text:p>
      <text:p text:style-name="P3"/>
      <text:p text:style-name="P20">Récupérer liste des <text:span text:style-name="T23">membres</text:span>:</text:p>
      <text:p text:style-name="P3"><text:span text:style-name="T4">GET myAlfred</text:span><text:span text:style-name="T2">/</text:span><text:span text:style-name="T4">api/companies/</text:span><text:span text:style-name="T16">membres</text:span></text:p>
      <text:p text:style-name="P4"><text:span text:style-name="T4">r</text:span><text:span text:style-name="T3">etour : [user1, user2]</text:span></text:p>
      <text:p text:style-name="P20"/>
      <text:p text:style-name="P33">Suppression membre :</text:p>
      <text:p text:style-name="P33"><text:tab/>DELETE <text:span text:style-name="T24">myAlfred</text:span><text:span text:style-name="T2">/</text:span><text:span text:style-name="T24">api/companies/</text:span>members/:member_id</text:p>
      <text:p text:style-name="P31">retour : Ok ou <text:span text:style-name="T23">{error}</text:span></text:p>
      <text:p text:style-name="P33"/>
      <text:p text:style-name="P23"/>
      <text:p text:style-name="P23">GROUPES</text:p>
      <text:p text:style-name="P23"/>
      <text:p text:style-name="P25"><text:span text:style-name="T10">Création </text:span><text:span text:style-name="T5">groupe de l’entreprise :</text:span></text:p>
      <text:p text:style-name="P15"><text:span text:style-name="T10">POST</text:span><text:span text:style-name="T4"> myAlfred</text:span><text:span text:style-name="T2">/</text:span><text:span text:style-name="T4">api/companies/</text:span><text:span text:style-name="T5">groups</text:span></text:p>
      <text:p text:style-name="P13"><text:span text:style-name="T5">d</text:span><text:span text:style-name="T3">ata : { name}</text:span></text:p>
      <text:p text:style-name="P7">retour : <text:span text:style-name="T18">group ou { error}</text:span></text:p>
      <text:p text:style-name="P7"/>
      <text:p text:style-name="P28"><text:span text:style-name="T15">Update </text:span><text:span text:style-name="T5">groupe de l’entreprise :</text:span></text:p>
      <text:p text:style-name="P18"><text:span text:style-name="T15">PUT</text:span><text:span text:style-name="T4"> myAlfred</text:span><text:span text:style-name="T2">/</text:span><text:span text:style-name="T4">api/companies/</text:span><text:span text:style-name="T5">groups</text:span><text:span text:style-name="T15">/:group_id</text:span></text:p>
      <text:p text:style-name="P14"><text:span text:style-name="T5">d</text:span><text:span text:style-name="T3">ata : { name</text:span><text:span text:style-name="T15">, budget</text:span><text:span text:style-name="T3">}</text:span></text:p>
      <text:p text:style-name="P9">retour : <text:span text:style-name="T18">group ou { error}</text:span></text:p>
      <text:p text:style-name="P7"/>
      <text:p text:style-name="P22">Récupération groupes de l’entreprise <text:span text:style-name="T20">(contenant ses membres et les services autorisés ) </text:span>:</text:p>
      <text:p text:style-name="P5"><text:span text:style-name="T4">GET myAlfred</text:span><text:span text:style-name="T2">/</text:span><text:span text:style-name="T4">api/companies/</text:span><text:span text:style-name="T5">groups</text:span></text:p>
      <text:p text:style-name="P8">retour : [group1_<text:span text:style-name="T19">avec_membres</text:span>, group2<text:span text:style-name="T19">avec_membres ]</text:span> <text:span text:style-name="T17">ou { error}</text:span></text:p>
      <text:p text:style-name="P6"/>
      <text:p text:style-name="P26"><text:span text:style-name="T11">Suppression </text:span><text:span text:style-name="T5">groupe de l’entreprise :</text:span></text:p>
      <text:p text:style-name="P16"><text:span text:style-name="T11">DELETE </text:span><text:span text:style-name="T4">myAlfred</text:span><text:span text:style-name="T2">/</text:span><text:span text:style-name="T4">api/companies/</text:span><text:span text:style-name="T5">groups/:g</text:span><text:span text:style-name="T11">roup_id</text:span></text:p>
      <text:p text:style-name="P16"><text:span text:style-name="T5">retour : </text:span><text:span text:style-name="T12">rien</text:span><text:span text:style-name="T5"> </text:span><text:span text:style-name="T8">ou { error}</text:span></text:p>
      <text:p text:style-name="P6"/>
      <text:p text:style-name="P19"><text:span text:style-name="T6">Ajout d’un utilisateur à un groupe </text:span><text:span text:style-name="T5">d’entreprise :</text:span></text:p>
      <text:p text:style-name="P12"><text:span text:style-name="T6">PUT </text:span><text:span text:style-name="T4">myAlfred</text:span><text:span text:style-name="T2">/</text:span><text:span text:style-name="T4">api/companies/</text:span><text:span text:style-name="T5">groups/:group_id/</text:span><text:span text:style-name="T13">member</text:span></text:p>
      <text:p text:style-name="P12"><text:span text:style-name="T6">data : </text:span><text:span text:style-name="T8">{user_id}</text:span></text:p>
      <text:p text:style-name="P12"><text:span text:style-name="T5">retour : </text:span><text:span text:style-name="T6">Ok ou { </text:span><text:span text:style-name="T9">error </text:span><text:span text:style-name="T6">}</text:span></text:p>
      <text:p text:style-name="P11"/>
      <text:p text:style-name="P27"><text:span text:style-name="T14">Suppression </text:span><text:span text:style-name="T6">d’un utilisateur </text:span><text:span text:style-name="T14">d’</text:span><text:span text:style-name="T6">un groupe </text:span><text:span text:style-name="T5">d’entreprise :</text:span></text:p>
      <text:p text:style-name="P17"><text:span text:style-name="T14">DELETE</text:span><text:span text:style-name="T6"> </text:span><text:span text:style-name="T5">myAlfred</text:span><text:span text:style-name="T2">/</text:span><text:span text:style-name="T4">api/companies/</text:span><text:span text:style-name="T5">groups/:group_id/</text:span><text:span text:style-name="T13">member/:u</text:span><text:span text:style-name="T14">ser_id</text:span></text:p>
      <text:p text:style-name="P17"><text:span text:style-name="T5">retour : </text:span><text:span text:style-name="T6">Ok ou { </text:span><text:span text:style-name="T9">error </text:span><text:span text:style-name="T6">}</text:span></text:p>
      <text:p text:style-name="P30"/>
      <text:p text:style-name="P32">SERVICES AUTORISES PAR GROUPES</text:p>
      <text:p text:style-name="P24"/>
      <text:p text:style-name="P29">Ajout d'autorisation d'un service à un groupe</text:p>
      <text:p text:style-name="P34"><text:tab/>PUT /myAlfred/api/companies/groups/:group_id/allowedServices</text:p>
      <text:p text:style-name="P36"><text:tab/>data : service_id</text:p>
      <text:p text:style-name="P36"><text:tab/>retour : OK ou { error }</text:p>
      <text:p text:style-name="P36"><text:soft-page-break/></text:p>
      <text:p text:style-name="P29">Suppression d'autorisation d'un service à un groupe</text:p>
      <text:p text:style-name="P35"><text:tab/>DELETE /myAlfred/api/companies/groups/:group_id/allowedServices/:service_id</text:p>
      <text:p text:style-name="P36"><text:tab/>retour : OK ou { error }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4:05.668054090</meta:creation-date>
    <dc:date>2021-03-05T11:30:13.771683828</dc:date>
    <meta:editing-duration>PT2H7M56S</meta:editing-duration>
    <meta:editing-cycles>22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42" meta:word-count="195" meta:character-count="1501" meta:non-whitespace-character-count="1342"/>
  </office:meta>
</office:document-meta>
</file>